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cc" draw:opacity="100%" draw:textarea-horizontal-align="justify" draw:textarea-vertical-align="middle" draw:auto-grow-height="false" fo:min-height="12.346cm" fo:min-width="11.805cm" draw:shadow-offset-x="0.203cm" draw:shadow-offset-y="0.203cm" draw:shadow-opacity="100%"/>
    </style:style>
    <style:style style:name="gr2" style:family="graphic" style:parent-style-name="standard">
      <style:graphic-properties draw:fill-color="#ffcc99" draw:opacity="100%" draw:textarea-horizontal-align="justify" draw:textarea-vertical-align="middle" draw:auto-grow-height="false" fo:min-height="8.495cm" fo:min-width="8.66cm" draw:shadow-opacity="100%"/>
    </style:style>
    <style:style style:name="gr3" style:family="graphic" style:parent-style-name="standard">
      <style:graphic-properties draw:fill="solid" draw:fill-color="#99ccff" draw:opacity="100%" draw:textarea-horizontal-align="justify" draw:textarea-vertical-align="middle" draw:auto-grow-height="false" fo:min-height="5.323cm" fo:min-width="5.428cm" draw:shadow-opacity="100%"/>
    </style:style>
    <style:style style:name="gr4" style:family="graphic" style:parent-style-name="standard">
      <style:graphic-properties draw:stroke="none" svg:stroke-color="#000000" draw:fill="none" draw:fill-color="#ffffff" fo:min-height="1.582cm"/>
    </style:style>
    <style:style style:name="gr5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loext:graphic-properties draw:fill-color="#ccffcc" draw:opacity="100%"/>
      <style:paragraph-properties fo:text-align="center"/>
    </style:style>
    <style:style style:name="P2" style:family="paragraph">
      <loext:graphic-properties draw:fill-color="#ffcc99" draw:opacity="100%"/>
      <style:paragraph-properties fo:text-align="center"/>
    </style:style>
    <style:style style:name="P3" style:family="paragraph">
      <loext:graphic-properties draw:fill="solid" draw:fill-color="#99ccff" draw:opacity="100%"/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399cm" svg:height="17.812cm" svg:x="2.016cm" svg:y="8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2.954cm" svg:height="12.365cm" svg:x="4.048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8.382cm" svg:height="7.879cm" svg:x="6.207cm" svg:y="19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1.811cm" svg:height="1.832cm" svg:x="4.599cm" svg:y="11.995cm">
          <draw:text-box>
            <text:p text:style-name="P4"><text:span text:style-name="T1">Versión fuerte</text:span></text:p>
            <text:p text:style-name="P4"><text:span text:style-name="T1">(Información pública y privada)</text:span></text:p>
          </draw:text-box>
        </draw:frame>
        <draw:frame draw:style-name="gr5" draw:text-style-name="P5" draw:layer="layout" svg:width="7.312cm" svg:height="2.384cm" svg:x="7.004cm" svg:y="17.075cm">
          <draw:text-box>
            <text:p text:style-name="P4"><text:span text:style-name="T1">Versión semifuerte</text:span></text:p>
            <text:p text:style-name="P4"><text:span text:style-name="T1">(Información pública)</text:span></text:p>
          </draw:text-box>
        </draw:frame>
        <draw:frame draw:style-name="gr5" draw:text-style-name="P5" draw:layer="layout" svg:width="7.112cm" svg:height="2.384cm" svg:x="6.958cm" svg:y="21.963cm">
          <draw:text-box>
            <text:p text:style-name="P4"><text:span text:style-name="T1">Versión débil</text:span></text:p>
            <text:p text:style-name="P4"><text:span text:style-name="T1">(Precios histórico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</meta:initial-creator>
    <meta:creation-date>2019-05-07T18:51:10.228375701</meta:creation-date>
    <dc:date>2019-05-07T19:27:03.164570818</dc:date>
    <dc:creator>david </dc:creator>
    <meta:editing-duration>PT35M51S</meta:editing-duration>
    <meta:editing-cycles>6</meta:editing-cycles>
    <meta:generator>LibreOffice/5.0.3.2$Linux_X86_64 LibreOffice_project/00m0$Build-2</meta:generator>
    <meta:document-statistic meta:object-count="6"/>
  </office:meta>
</office:document-meta>
</file>